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2" style:parent-style-name="Normal" style:family="paragraph">
      <style:text-properties fo:language="en" fo:country="GB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" style:parent-style-name="DefaultParagraphFont" style:family="text">
      <style:text-properties fo:font-size="12pt" style:font-size-asian="12pt" style:font-size-complex="12pt" fo:language="en" fo:country="GB"/>
    </style:style>
    <style:style style:name="T5" style:parent-style-name="DefaultParagraphFont" style:family="text">
      <style:text-properties fo:font-size="12pt" style:font-size-asian="12pt" style:font-size-complex="12pt" fo:language="en" fo:country="GB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7" style:parent-style-name="DefaultParagraphFont" style:family="text">
      <style:text-properties fo:font-size="12pt" style:font-size-asian="12pt" style:font-size-complex="12pt" fo:language="en" fo:country="GB"/>
    </style:style>
    <style:style style:name="T8" style:parent-style-name="DefaultParagraphFont" style:family="text">
      <style:text-properties fo:font-size="12pt" style:font-size-asian="12pt" style:font-size-complex="12pt" fo:language="en" fo:country="GB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10" style:parent-style-name="DefaultParagraphFont" style:family="text">
      <style:text-properties fo:font-size="12pt" style:font-size-asian="12pt" style:font-size-complex="12pt" fo:language="en" fo:country="GB"/>
    </style:style>
    <style:style style:name="T11" style:parent-style-name="DefaultParagraphFont" style:family="text">
      <style:text-properties fo:font-size="12pt" style:font-size-asian="12pt" style:font-size-complex="12pt" fo:language="en" fo:country="GB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13" style:parent-style-name="DefaultParagraphFont" style:family="text">
      <style:text-properties fo:font-size="12pt" style:font-size-asian="12pt" style:font-size-complex="12pt" fo:language="en" fo:country="GB"/>
    </style:style>
    <style:style style:name="T14" style:parent-style-name="DefaultParagraphFont" style:family="text">
      <style:text-properties fo:font-size="12pt" style:font-size-asian="12pt" style:font-size-complex="12pt" fo:language="en" fo:country="GB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 fo:language="en" fo:country="GB"/>
    </style:style>
    <style:style style:name="T18" style:parent-style-name="DefaultParagraphFont" style:family="text">
      <style:text-properties fo:font-size="12pt" style:font-size-asian="12pt" style:font-size-complex="12pt" fo:language="en" fo:country="GB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fo:font-size="12pt" style:font-size-asian="12pt" style:font-size-complex="12pt" fo:language="en" fo:country="GB"/>
    </style:style>
    <style:style style:name="T21" style:parent-style-name="DefaultParagraphFont" style:family="text">
      <style:text-properties fo:font-size="12pt" style:font-size-asian="12pt" style:font-size-complex="12pt" fo:language="en" fo:country="GB"/>
    </style:style>
    <style:style style:name="T2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23" style:parent-style-name="DefaultParagraphFont" style:family="text">
      <style:text-properties fo:font-size="12pt" style:font-size-asian="12pt" style:font-size-complex="12pt" fo:language="en" fo:country="GB"/>
    </style:style>
    <style:style style:name="T24" style:parent-style-name="DefaultParagraphFont" style:family="text">
      <style:text-properties fo:font-size="12pt" style:font-size-asian="12pt" style:font-size-complex="12pt" fo:language="en" fo:country="GB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26" style:parent-style-name="DefaultParagraphFont" style:family="text">
      <style:text-properties fo:font-size="12pt" style:font-size-asian="12pt" style:font-size-complex="12pt" fo:language="en" fo:country="GB"/>
    </style:style>
    <style:style style:name="T27" style:parent-style-name="DefaultParagraphFont" style:family="text">
      <style:text-properties fo:font-size="12pt" style:font-size-asian="12pt" style:font-size-complex="12pt" fo:language="en" fo:country="GB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fo:font-size="12pt" style:font-size-asian="12pt" style:font-size-complex="12pt" fo:language="en" fo:country="GB"/>
    </style:style>
    <style:style style:name="T30" style:parent-style-name="DefaultParagraphFont" style:family="text">
      <style:text-properties fo:font-size="12pt" style:font-size-asian="12pt" style:font-size-complex="12pt" fo:language="en" fo:country="GB"/>
    </style:style>
    <style:style style:name="T3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32" style:parent-style-name="DefaultParagraphFont" style:family="text">
      <style:text-properties fo:font-size="12pt" style:font-size-asian="12pt" style:font-size-complex="12pt" fo:language="en" fo:country="GB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34" style:parent-style-name="DefaultParagraphFont" style:family="text">
      <style:text-properties fo:font-size="12pt" style:font-size-asian="12pt" style:font-size-complex="12pt" fo:language="en" fo:country="GB"/>
    </style:style>
    <style:style style:name="T35" style:parent-style-name="DefaultParagraphFont" style:family="text">
      <style:text-properties fo:font-size="12pt" style:font-size-asian="12pt" style:font-size-complex="12pt" fo:language="en" fo:country="GB"/>
    </style:style>
    <style:style style:name="T3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37" style:parent-style-name="DefaultParagraphFont" style:family="text">
      <style:text-properties fo:font-size="12pt" style:font-size-asian="12pt" style:font-size-complex="12pt" fo:language="en" fo:country="GB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1" style:parent-style-name="DefaultParagraphFont" style:family="text">
      <style:text-properties fo:font-size="12pt" style:font-size-asian="12pt" style:font-size-complex="12pt" fo:language="en" fo:country="GB"/>
    </style:style>
    <style:style style:name="T42" style:parent-style-name="DefaultParagraphFont" style:family="text">
      <style:text-properties fo:font-size="12pt" style:font-size-asian="12pt" style:font-size-complex="12pt" fo:language="en" fo:country="GB"/>
    </style:style>
    <style:style style:name="P43" style:parent-style-name="Normal" style:family="paragraph">
      <style:text-properties fo:font-size="12pt" style:font-size-asian="12pt" style:font-size-complex="12pt" fo:language="en" fo:country="GB"/>
    </style:style>
    <style:style style:name="P44" style:parent-style-name="Normal" style:family="paragraph">
      <style:text-properties fo:language="en" fo:country="GB"/>
    </style:style>
  </office:automatic-styles>
  <office:body>
    <office:text text:use-soft-page-breaks="true">
      <text:p text:style-name="P1">List of tutorials</text:p>
      <text:p text:style-name="P2"/>
      <text:p text:style-name="Normal"><text:span text:style-name="T3">Tutorial 1:</text:span><text:span text:style-name="T4"><text:s/>static analysis of a plain strain elastic square with boundary elements</text:span><text:span text:style-name="T5">.</text:span></text:p>
      <text:p text:style-name="Normal"><text:span text:style-name="T6">Tutorial 2:</text:span><text:span text:style-name="T7"><text:s/>static analysis of an elastic cube with boundary elements</text:span><text:span text:style-name="T8">.</text:span></text:p>
      <text:p text:style-name="Normal"><text:span text:style-name="T9">Tutorial 3:</text:span><text:span text:style-name="T10"><text:s/>harmonic analysis of an elastic cube with boundary elements</text:span><text:span text:style-name="T11">.</text:span></text:p>
      <text:p text:style-name="Normal"><text:span text:style-name="T12">Tutorial 4:</text:span><text:span text:style-name="T13"><text:s/>static analysis of an elastic straight cantilever beam with finite elements</text:span><text:span text:style-name="T14">.</text:span></text:p>
      <text:p text:style-name="Normal"><text:span text:style-name="T15">Tutorial 5:</text:span><text:span text:style-name="T16"><text:s/></text:span><text:span text:style-name="T17">harmonic analysis of an elastic straight beam with finite elements</text:span><text:span text:style-name="T18">.</text:span></text:p>
      <text:p text:style-name="Normal"><text:span text:style-name="T19">Tutorial 6:</text:span><text:span text:style-name="T20"><text:s/>static analysis of a floating pile with boundary elements and finite elements</text:span><text:span text:style-name="T21">.</text:span></text:p>
      <text:p text:style-name="Normal"><text:span text:style-name="T22">Tutorial 7a:</text:span><text:span text:style-name="T23"><text:s/>impedances of deep foundations with inclined piles</text:span><text:span text:style-name="T24">.</text:span></text:p>
      <text:p text:style-name="Normal"><text:span text:style-name="T25">Tutorial 7b:</text:span><text:span text:style-name="T26"><text:s/>seismic response of a single battered pile</text:span><text:span text:style-name="T27">.</text:span></text:p>
      <text:p text:style-name="Normal"><text:span text:style-name="T28">Tutorial 8:</text:span><text:span text:style-name="T29"><text:s/>impedances of a suction caisson</text:span><text:span text:style-name="T30"><text:s/>(</text:span><text:span text:style-name="T31">in preparation</text:span><text:span text:style-name="T32">)</text:span></text:p>
      <text:p text:style-name="Normal"><text:span text:style-name="T33">Tutorial 9:</text:span><text:span text:style-name="T34"><text:s/>harmonic analysis of an offshore wind turbine</text:span><text:span text:style-name="T35"><text:s/>(</text:span><text:span text:style-name="T36">in preparation</text:span><text:span text:style-name="T37">)</text:span></text:p>
      <text:p text:style-name="Normal"><text:span text:style-name="T38">Tutorial<text:s/></text:span><text:span text:style-name="T39">10</text:span><text:span text:style-name="T40">:</text:span><text:span text:style-name="T41"><text:s/></text:span><text:span text:style-name="T42">harmonic analysis of an arch dam. Fixed-base model.</text:span>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dc:creator>Luis Alberto Padrón Hernández</dc:creator>
    <meta:creation-date>2023-04-13T09:53:00Z</meta:creation-date>
    <dc:date>2023-04-13T09:53:00Z</dc:date>
    <meta:template xlink:href="Normal.dotm" xlink:type="simple"/>
    <meta:editing-cycles>1</meta:editing-cycles>
    <meta:editing-duration>PT0S</meta:editing-duration>
    <meta:document-statistic meta:page-count="1" meta:paragraph-count="1" meta:word-count="124" meta:character-count="832" meta:row-count="5" meta:non-whitespace-character-count="709"/>
  </office:meta>
</office:document-meta>
</file>